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 grddl:transformation="http://docs.oasis-open.org/office/1.2/xslt/odf2rdf.xsl">
  <office:scripts/>
  <office:font-face-decls>
    <style:font-face style:name="Calibri" svg:font-family="Calibri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1.2535in"/>
    </style:style>
    <style:style style:name="co3" style:family="table-column">
      <style:table-column-properties fo:break-before="auto" style:column-width="0.9752in"/>
    </style:style>
    <style:style style:name="co4" style:family="table-column">
      <style:table-column-properties fo:break-before="auto" style:column-width="0.9063in"/>
    </style:style>
    <style:style style:name="co5" style:family="table-column">
      <style:table-column-properties fo:break-before="auto" style:column-width="0.6043in"/>
    </style:style>
    <style:style style:name="co7" style:family="table-column">
      <style:table-column-properties fo:break-before="auto" style:column-width="1.9846in"/>
    </style:style>
    <style:style style:name="co8" style:family="table-column">
      <style:table-column-properties fo:break-before="auto" style:column-width="0.9138in"/>
    </style:style>
    <style:style style:name="ro3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5031" number:language="de" number:country="DE">
      <number:day-of-week/>
      <number:text> </number:text>
      <number:day number:style="long"/>
      <number:text>.</number:text>
      <number:month number:textual="true"/>
      <number:text> </number:text>
      <number:year/>
    </number:date-style>
    <style:style style:name="ce22" style:family="table-cell" style:parent-style-name="Default" style:data-style-name="N0"/>
    <style:style style:name="ce2" style:family="table-cell" style:parent-style-name="Ausgabe" style:data-style-name="N0">
      <style:table-cell-properties fo:border-bottom="0.0008in solid #000000" fo:background-color="#f2f2f2" fo:border-left="0.0008in solid #000000" fo:border-right="none" fo:border-top="0.0008in solid #000000"/>
      <style:text-properties fo:color="#3f3f3f" style:font-name="Courier New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Courier New"/>
    </style:style>
    <style:style style:name="ce4" style:family="table-cell" style:parent-style-name="Default" style:data-style-name="N5031">
      <style:table-cell-properties fo:border-bottom="none" fo:border-left="0.0008in solid #000000" fo:border-right="0.0008in solid #000000" fo:border-top="none"/>
      <style:text-properties style:font-name="Courier New"/>
    </style:style>
    <style:style style:name="ce5" style:family="table-cell" style:parent-style-name="Default">
      <style:text-properties style:font-name="Courier New"/>
    </style:style>
    <style:style style:name="ce6" style:family="table-cell" style:parent-style-name="Ausgabe" style:data-style-name="N0">
      <style:table-cell-properties fo:border-bottom="0.0008in solid #000000" fo:background-color="#f2f2f2" fo:border-left="none" fo:border-right="0.0008in solid #e6e6e6" fo:border-top="0.0008in solid #000000"/>
      <style:text-properties fo:color="#3f3f3f" style:font-name="Courier New" fo:font-weight="bold" style:font-weight-asian="bold" style:font-weight-complex="bold"/>
    </style:style>
    <style:style style:name="ce7" style:family="table-cell" style:parent-style-name="Berechnung" style:data-style-name="N2">
      <style:table-cell-properties fo:border-bottom="0.0008in solid #000000" fo:background-color="#f2f2f2" fo:border-left="none" fo:border-right="0.0008in solid #e6e6e6" fo:border-top="0.0008in solid #000000"/>
      <style:text-properties fo:color="#ff6309" style:font-name="Courier New"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border="0.0008in solid #000000"/>
      <style:text-properties style:font-name="Courier New"/>
    </style:style>
    <style:style style:name="ce9" style:family="table-cell" style:parent-style-name="Default" style:data-style-name="N2">
      <style:table-cell-properties fo:border-bottom="none" fo:border-left="0.0008in solid #000000" fo:border-right="0.0008in solid #000000" fo:border-top="none"/>
      <style:text-properties style:font-name="Courier New"/>
    </style:style>
    <style:style style:name="ce10" style:family="table-cell" style:parent-style-name="Default" style:data-style-name="N0">
      <style:text-properties style:font-name="Courier New"/>
    </style:style>
    <style:style style:name="ce11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style:font-name="Courier New"/>
    </style:style>
    <style:style style:name="ce12" style:family="table-cell" style:parent-style-name="Default" style:data-style-name="N0">
      <style:table-cell-properties fo:border-bottom="0.0008in solid #000000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Courier New"/>
    </style:style>
    <style:style style:name="ce13" style:family="table-cell" style:parent-style-name="Default" style:data-style-name="N0">
      <style:table-cell-properties fo:border-bottom="none" fo:border-left="0.0008in solid #000000" fo:border-right="none" fo:border-top="none"/>
      <style:text-properties style:font-name="Courier New"/>
    </style:style>
    <style:style style:name="ce14" style:family="table-cell" style:parent-style-name="Default" style:data-style-name="N0">
      <style:table-cell-properties fo:border="none"/>
      <style:text-properties style:font-name="Courier New"/>
    </style:style>
    <style:style style:name="ce15" style:family="table-cell" style:parent-style-name="Ausgabe" style:data-style-name="N0">
      <style:table-cell-properties fo:border-bottom="0.0008in solid #000000" fo:background-color="#e6e6e6" style:text-align-source="fix" style:repeat-content="false" fo:border-left="0.0008in solid #e6e6e6" fo:border-right="0.0008in solid #e6e6e6" fo:border-top="0.0008in solid #000000" style:vertical-align="middle"/>
      <style:paragraph-properties fo:text-align="center"/>
      <style:text-properties fo:color="#3f3f3f" style:font-name="Courier New" fo:font-weight="bold" style:font-weight-asian="bold" style:font-weight-complex="bold"/>
    </style:style>
    <style:style style:name="ce16" style:family="table-cell" style:parent-style-name="Ausgabe" style:data-style-name="N0">
      <style:table-cell-properties fo:border-bottom="0.0008in solid #000000" fo:background-color="#e6e6e6" style:text-align-source="fix" style:repeat-content="false" fo:border-left="0.0008in solid #e6e6e6" fo:padding-bottom="0.0189in" fo:padding-left="0.0138in" fo:padding-right="0in" fo:padding-top="0.0189in" fo:border-right="0.0008in solid #e6e6e6" fo:border-top="0.0008in solid #000000" style:vertical-align="middle"/>
      <style:paragraph-properties fo:text-align="center"/>
      <style:text-properties fo:color="#3f3f3f" style:font-name="Courier New" fo:font-weight="bold" style:font-weight-asian="bold" style:font-weight-complex="bold"/>
    </style:style>
    <style:style style:name="ce17" style:family="table-cell" style:parent-style-name="Ausgabe" style:data-style-name="N0">
      <style:table-cell-properties fo:border-bottom="0.0008in solid #000000" fo:background-color="#e6e6e6" style:text-align-source="fix" style:repeat-content="false" fo:border-left="none" fo:padding-bottom="0.0189in" fo:padding-left="0.0138in" fo:padding-right="0in" fo:padding-top="0.0189in" fo:border-right="0.0008in solid #000000" fo:border-top="0.0008in solid #000000" style:vertical-align="automatic"/>
      <style:paragraph-properties fo:text-align="end"/>
      <style:text-properties fo:color="#3f3f3f" style:font-name="Courier New" fo:font-weight="bold" style:font-weight-asian="bold" style:font-weight-complex="bold"/>
    </style:style>
    <style:style style:name="ce18" style:family="table-cell" style:parent-style-name="Default">
      <style:table-cell-properties fo:border-bottom="0.0008in solid #000000" fo:background-color="#e6e6e6" fo:border-left="none" fo:border-right="0.0008in solid #000000" fo:border-top="0.0008in solid #000000"/>
      <style:text-properties style:font-name="Courier New"/>
    </style:style>
    <style:style style:name="ce19" style:family="table-cell" style:parent-style-name="Default">
      <style:text-properties fo:color="#b3b3b3" style:font-name="Courier New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ff0000" style:font-name="Courier New"/>
    </style:style>
    <style:style style:name="ce21" style:family="table-cell" style:parent-style-name="Default" style:data-style-name="N40">
      <style:text-properties fo:color="#b3b3b3" style:font-name="Courier New"/>
    </style:style>
    <style:style style:name="ce23" style:family="table-cell" style:parent-style-name="Default" style:data-style-name="N40">
      <style:text-properties style:font-name="Courier New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Tabelle1" table:style-name="ta3" table:print-ranges="Tabelle1.F1:Tabelle1.H1048576 Tabelle1.A1:Tabelle1.D3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7" table:default-cell-style-name="Default"/>
        <table:table-column table:style-name="co6" table:default-cell-style-name="ce5"/>
        <table:table-column table:style-name="co8" table:number-columns-repeated="2" table:default-cell-style-name="ce5"/>
        <table:table-column table:style-name="co6" table:number-columns-repeated="1016" table:default-cell-style-name="ce5"/>
        <table:table-row table:style-name="ro2">
          <table:table-cell table:style-name="ce2" office:value-type="string">
            <text:p>Peter</text:p>
          </table:table-cell>
          <table:table-cell table:style-name="ce6" office:value-type="string">
            <text:p>Schwede</text:p>
          </table:table-cell>
          <table:table-cell table:style-name="ce11" office:value-type="string" table:number-columns-spanned="3" table:number-rows-spanned="1">
            <text:p>SWT-Praktikum WS2011</text:p>
          </table:table-cell>
          <table:covered-table-cell table:style-name="ce15"/>
          <table:covered-table-cell table:style-name="ce17"/>
          <table:table-cell table:style-name="Default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2" office:value-type="string">
            <text:p>Ges. (h):</text:p>
          </table:table-cell>
          <table:table-cell table:style-name="ce7" table:formula="of:=SUM([.B4:.B1048575])" office:value-type="float" office:value="54.77">
            <text:p>54.77</text:p>
          </table:table-cell>
          <table:table-cell table:style-name="ce11" office:value-type="string" table:number-columns-spanned="3" table:number-rows-spanned="1">
            <text:p>C0/H0 Transformation</text:p>
          </table:table-cell>
          <table:covered-table-cell table:style-name="ce16"/>
          <table:covered-table-cell table:style-name="ce18"/>
          <table:table-cell table:style-name="ce19" office:value-type="string">
            <text:p>Weekly</text:p>
          </table:table-cell>
          <table:table-cell table:style-name="ce19" office:value-type="string">
            <text:p>Overall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3" office:value-type="string">
            <text:p>Datum</text:p>
          </table:table-cell>
          <table:table-cell table:style-name="ce8" office:value-type="string">
            <text:p>Dauer (h)</text:p>
          </table:table-cell>
          <table:table-cell table:style-name="ce12" office:value-type="string" table:number-columns-spanned="3" table:number-rows-spanned="1">
            <text:p>Zusammenfassung</text:p>
          </table:table-cell>
          <table:covered-table-cell table:number-columns-repeated="2"/>
          <table:table-cell table:style-name="ce20" office:value-type="string">
            <text:p>Siehe Tabelle 2 für Diagramme!</text:p>
          </table:table-cell>
          <table:table-cell table:style-name="ce21"/>
          <table:table-cell table:style-name="ce23"/>
          <table:table-cell table:style-name="ce10" table:number-columns-repeated="1016"/>
        </table:table-row>
        <table:table-row table:style-name="ro2">
          <table:table-cell table:style-name="ce4" office:value-type="date" office:date-value="2010-10-11">
            <text:p>Mo 11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3"/>
          <table:table-cell table:style-name="ce19" table:formula="of:=SUM([.B4:.B11])" office:value-type="float" office:value="1.67">
            <text:p>1.67</text:p>
          </table:table-cell>
          <table:table-cell table:style-name="ce19" table:formula="of:=[.B4]" office:value-type="float" office:value="0">
            <text:p>0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0-12">
            <text:p>Di 12.Okt 10</text:p>
          </table:table-cell>
          <table:table-cell table:style-name="ce9" table:formula="of:=1.67" office:value-type="float" office:value="1.67">
            <text:p>1.67</text:p>
          </table:table-cell>
          <table:table-cell office:value-type="string">
            <text:p>Treffen mit Herrn Vogler</text:p>
          </table:table-cell>
          <table:table-cell table:number-columns-repeated="2"/>
          <table:table-cell table:style-name="ce19" table:formula="of:=SUM([.B5:.B12])" office:value-type="float" office:value="2.83">
            <text:p>2.83</text:p>
          </table:table-cell>
          <table:table-cell table:style-name="ce19" table:formula="of:=[.G4]+[.B5]" office:value-type="float" office:value="1.67">
            <text:p>1.6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0-13">
            <text:p>Mi 13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3"/>
          <table:table-cell table:style-name="ce19" table:formula="of:=SUM([.B6:.B13])" office:value-type="float" office:value="1.16">
            <text:p>1.16</text:p>
          </table:table-cell>
          <table:table-cell table:style-name="ce19" table:formula="of:=[.G5]+[.B6]" office:value-type="float" office:value="1.67">
            <text:p>1.6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0-14">
            <text:p>Do 14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3"/>
          <table:table-cell table:style-name="ce19" table:formula="of:=SUM([.B7:.B14])" office:value-type="float" office:value="7.49">
            <text:p>7.49</text:p>
          </table:table-cell>
          <table:table-cell table:style-name="ce19" table:formula="of:=[.G6]+[.B7]" office:value-type="float" office:value="1.67">
            <text:p>1.6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0-15">
            <text:p>Fr 15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3"/>
          <table:table-cell table:style-name="ce19" table:formula="of:=SUM([.B8:.B15])" office:value-type="float" office:value="11.49">
            <text:p>11.49</text:p>
          </table:table-cell>
          <table:table-cell table:style-name="ce19" table:formula="of:=[.G7]+[.B8]" office:value-type="float" office:value="1.67">
            <text:p>1.6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0-16">
            <text:p>Sa 16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3"/>
          <table:table-cell table:style-name="ce19" table:formula="of:=SUM([.B9:.B16])" office:value-type="float" office:value="15.49">
            <text:p>15.49</text:p>
          </table:table-cell>
          <table:table-cell table:style-name="ce19" table:formula="of:=[.G8]+[.B9]" office:value-type="float" office:value="1.67">
            <text:p>1.6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0-17">
            <text:p>So 17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3"/>
          <table:table-cell table:style-name="ce19" table:formula="of:=SUM([.B10:.B17])" office:value-type="float" office:value="16.49">
            <text:p>16.49</text:p>
          </table:table-cell>
          <table:table-cell table:style-name="ce19" table:formula="of:=[.G9]+[.B10]" office:value-type="float" office:value="1.67">
            <text:p>1.6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0-18">
            <text:p>Mo 18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3"/>
          <table:table-cell table:style-name="ce19" table:formula="of:=SUM([.B11:.B18])" office:value-type="float" office:value="20.82">
            <text:p>20.82</text:p>
          </table:table-cell>
          <table:table-cell table:style-name="ce19" table:formula="of:=[.G10]+[.B11]" office:value-type="float" office:value="1.67">
            <text:p>1.6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0-19">
            <text:p>Di 19.Okt 10</text:p>
          </table:table-cell>
          <table:table-cell table:style-name="ce9" office:value-type="float" office:value="1.16">
            <text:p>1.16</text:p>
          </table:table-cell>
          <table:table-cell office:value-type="string">
            <text:p>Treffen mit Tutor</text:p>
          </table:table-cell>
          <table:table-cell table:number-columns-repeated="2"/>
          <table:table-cell table:style-name="ce19" table:formula="of:=SUM([.B12:.B19])" office:value-type="float" office:value="22.08">
            <text:p>22.08</text:p>
          </table:table-cell>
          <table:table-cell table:style-name="ce19" table:formula="of:=[.G11]+[.B12]" office:value-type="float" office:value="2.83">
            <text:p>2.83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0-20">
            <text:p>Mi 20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3"/>
          <table:table-cell table:style-name="ce19" table:formula="of:=SUM([.B13:.B20])" office:value-type="float" office:value="21.42">
            <text:p>21.42</text:p>
          </table:table-cell>
          <table:table-cell table:style-name="ce19" table:formula="of:=[.G12]+[.B13]" office:value-type="float" office:value="2.83">
            <text:p>2.83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0-21">
            <text:p>Do 21.Okt 10</text:p>
          </table:table-cell>
          <table:table-cell table:style-name="ce9" office:value-type="float" office:value="6.33">
            <text:p>6.33</text:p>
          </table:table-cell>
          <table:table-cell office:value-type="string">
            <text:p>Internes Treffen</text:p>
          </table:table-cell>
          <table:table-cell table:number-columns-repeated="2"/>
          <table:table-cell table:style-name="ce19" table:formula="of:=SUM([.B14:.B21])" office:value-type="float" office:value="24.91">
            <text:p>24.91</text:p>
          </table:table-cell>
          <table:table-cell table:style-name="ce19" table:formula="of:=[.G13]+[.B14]" office:value-type="float" office:value="9.16">
            <text:p>9.16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0-22">
            <text:p>Fr 22.Okt 10</text:p>
          </table:table-cell>
          <table:table-cell table:style-name="ce9" office:value-type="float" office:value="4">
            <text:p>4.00</text:p>
          </table:table-cell>
          <table:table-cell table:style-name="ce13" office:value-type="string">
            <text:p>Pflichtenheft korrigiert</text:p>
          </table:table-cell>
          <table:table-cell table:number-columns-repeated="2"/>
          <table:table-cell table:style-name="ce19" table:formula="of:=SUM([.B15:.B22])" office:value-type="float" office:value="23.58">
            <text:p>23.58</text:p>
          </table:table-cell>
          <table:table-cell table:style-name="ce19" table:formula="of:=[.G14]+[.B15]" office:value-type="float" office:value="13.16">
            <text:p>13.16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0-23">
            <text:p>Sa 23.Okt 10</text:p>
          </table:table-cell>
          <table:table-cell table:style-name="ce9" office:value-type="float" office:value="4">
            <text:p>4.00</text:p>
          </table:table-cell>
          <table:table-cell table:style-name="ce13" office:value-type="string">
            <text:p>Pflichtenheft korrigiert</text:p>
          </table:table-cell>
          <table:table-cell table:number-columns-repeated="2"/>
          <table:table-cell table:style-name="ce19" table:formula="of:=SUM([.B16:.B23])" office:value-type="float" office:value="20.58">
            <text:p>20.58</text:p>
          </table:table-cell>
          <table:table-cell table:style-name="ce19" table:formula="of:=[.G15]+[.B16]" office:value-type="float" office:value="17.16">
            <text:p>17.16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0-24">
            <text:p>So 24.Okt 10</text:p>
          </table:table-cell>
          <table:table-cell table:style-name="ce9" office:value-type="float" office:value="1">
            <text:p>1.00</text:p>
          </table:table-cell>
          <table:table-cell table:style-name="ce13" office:value-type="string">
            <text:p>Pflichtenheft korrigiert</text:p>
          </table:table-cell>
          <table:table-cell table:number-columns-repeated="2"/>
          <table:table-cell table:style-name="ce19" table:formula="of:=SUM([.B17:.B24])" office:value-type="float" office:value="16.83">
            <text:p>16.83</text:p>
          </table:table-cell>
          <table:table-cell table:style-name="ce19" table:formula="of:=[.G16]+[.B17]" office:value-type="float" office:value="18.16">
            <text:p>18.16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0-25">
            <text:p>Mo 25.Okt 10</text:p>
          </table:table-cell>
          <table:table-cell table:style-name="ce9" office:value-type="float" office:value="4.33">
            <text:p>4.33</text:p>
          </table:table-cell>
          <table:table-cell table:style-name="ce13" office:value-type="string">
            <text:p>Treffen, Korrekturlesen, Berichtigungen, verlorene Zeittabelle suchen, svn mit trunk, branches, .. versehen</text:p>
          </table:table-cell>
          <table:table-cell table:number-columns-repeated="2"/>
          <table:table-cell table:style-name="ce19" table:formula="of:=SUM([.B18:.B25])" office:value-type="float" office:value="15.83">
            <text:p>15.83</text:p>
          </table:table-cell>
          <table:table-cell table:style-name="ce19" table:formula="of:=[.G17]+[.B18]" office:value-type="float" office:value="22.49">
            <text:p>22.49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0-26">
            <text:p>Di 26.Okt 10</text:p>
          </table:table-cell>
          <table:table-cell table:style-name="ce9" office:value-type="float" office:value="1.26">
            <text:p>1.26</text:p>
          </table:table-cell>
          <table:table-cell table:style-name="ce13" office:value-type="string">
            <text:p>svn upload, Homepage, svn testen, internes Treffen</text:p>
          </table:table-cell>
          <table:table-cell table:number-columns-repeated="2"/>
          <table:table-cell table:style-name="ce19" table:formula="of:=SUM([.B19:.B26])" office:value-type="float" office:value="17.68">
            <text:p>17.68</text:p>
          </table:table-cell>
          <table:table-cell table:style-name="ce19" table:formula="of:=[.G18]+[.B19]" office:value-type="float" office:value="23.75">
            <text:p>23.75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0-27">
            <text:p>Mi 27.Okt 10</text:p>
          </table:table-cell>
          <table:table-cell table:style-name="ce9" office:value-type="float" office:value="0.5">
            <text:p>0.50</text:p>
          </table:table-cell>
          <table:table-cell table:style-name="ce13" office:value-type="string">
            <text:p>hgsvn probieren</text:p>
          </table:table-cell>
          <table:table-cell table:number-columns-repeated="2"/>
          <table:table-cell table:style-name="ce19" table:formula="of:=SUM([.B20:.B27])" office:value-type="float" office:value="19.92">
            <text:p>19.92</text:p>
          </table:table-cell>
          <table:table-cell table:style-name="ce19" table:formula="of:=[.G19]+[.B20]" office:value-type="float" office:value="24.25">
            <text:p>24.25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0-28">
            <text:p>Do 28.Okt 10</text:p>
          </table:table-cell>
          <table:table-cell table:style-name="ce9" table:formula="of:=2.33+1.16" office:value-type="float" office:value="3.49">
            <text:p>3.49</text:p>
          </table:table-cell>
          <table:table-cell table:style-name="ce13" office:value-type="string">
            <text:p>webpage setup</text:p>
          </table:table-cell>
          <table:table-cell table:number-columns-repeated="2"/>
          <table:table-cell table:style-name="ce19" table:formula="of:=SUM([.B21:.B28])" office:value-type="float" office:value="25.52">
            <text:p>25.52</text:p>
          </table:table-cell>
          <table:table-cell table:style-name="ce19" table:formula="of:=[.G20]+[.B21]" office:value-type="float" office:value="27.74">
            <text:p>27.74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0-29">
            <text:p>Fr 29.Okt 10</text:p>
          </table:table-cell>
          <table:table-cell table:style-name="ce9" office:value-type="float" office:value="5">
            <text:p>5.00</text:p>
          </table:table-cell>
          <table:table-cell table:style-name="ce13" office:value-type="string">
            <text:p>webpage setup, Zeitabrechnung</text:p>
          </table:table-cell>
          <table:table-cell table:number-columns-repeated="2"/>
          <table:table-cell table:style-name="ce19" table:formula="of:=SUM([.B22:.B29])" office:value-type="float" office:value="23.43">
            <text:p>23.43</text:p>
          </table:table-cell>
          <table:table-cell table:style-name="ce19" table:formula="of:=[.G21]+[.B22]" office:value-type="float" office:value="32.74">
            <text:p>32.74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0-30">
            <text:p>Sa 30.Okt 10</text:p>
          </table:table-cell>
          <table:table-cell table:style-name="ce9" office:value-type="float" office:value="1">
            <text:p>1.00</text:p>
          </table:table-cell>
          <table:table-cell table:style-name="ce13" office:value-type="string">
            <text:p>*.class aus jalgo-base entfernt</text:p>
          </table:table-cell>
          <table:table-cell table:number-columns-repeated="2"/>
          <table:table-cell table:style-name="ce19" table:formula="of:=SUM([.B23:.B30])" office:value-type="float" office:value="18.43">
            <text:p>18.43</text:p>
          </table:table-cell>
          <table:table-cell table:style-name="ce19" table:formula="of:=[.G22]+[.B23]" office:value-type="float" office:value="33.74">
            <text:p>33.74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0-31">
            <text:p>So 31.Okt 10</text:p>
          </table:table-cell>
          <table:table-cell table:style-name="ce10" office:value-type="float" office:value="0.25">
            <text:p>0.25</text:p>
          </table:table-cell>
          <table:table-cell table:style-name="ce14" office:value-type="string">
            <text:p>Jalgo-base aus repository löschen</text:p>
          </table:table-cell>
          <table:table-cell table:number-columns-repeated="2"/>
          <table:table-cell table:style-name="ce19" table:formula="of:=SUM([.B24:.B31])" office:value-type="float" office:value="17.43">
            <text:p>17.43</text:p>
          </table:table-cell>
          <table:table-cell table:style-name="ce19" table:formula="of:=[.G23]+[.B24]" office:value-type="float" office:value="33.99">
            <text:p>33.99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01">
            <text:p>Mo 01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25:.B32])" office:value-type="float" office:value="20.78">
            <text:p>20.78</text:p>
          </table:table-cell>
          <table:table-cell table:style-name="ce19" table:formula="of:=[.G24]+[.B25]" office:value-type="float" office:value="33.99">
            <text:p>33.99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02">
            <text:p>Di 02.Nov 10</text:p>
          </table:table-cell>
          <table:table-cell table:style-name="ce9" office:value-type="float" office:value="6.18">
            <text:p>6.18</text:p>
          </table:table-cell>
          <table:table-cell table:style-name="ce14" office:value-type="string">
            <text:p>Treffen mit Tutor, CRC, Analyse</text:p>
          </table:table-cell>
          <table:table-cell table:number-columns-repeated="2"/>
          <table:table-cell table:style-name="ce19" table:formula="of:=SUM([.B26:.B33])" office:value-type="float" office:value="20.78">
            <text:p>20.78</text:p>
          </table:table-cell>
          <table:table-cell table:style-name="ce19" table:formula="of:=[.G25]+[.B26]" office:value-type="float" office:value="40.17">
            <text:p>40.1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03">
            <text:p>Mi 03.Nov 10</text:p>
          </table:table-cell>
          <table:table-cell table:style-name="ce9" office:value-type="float" office:value="3.5">
            <text:p>3.50</text:p>
          </table:table-cell>
          <table:table-cell table:style-name="ce14" office:value-type="string">
            <text:p>Svn, PH korrigieren, lesen</text:p>
          </table:table-cell>
          <table:table-cell table:number-columns-repeated="2"/>
          <table:table-cell table:style-name="ce19" table:formula="of:=SUM([.B27:.B34])" office:value-type="float" office:value="14.6">
            <text:p>14.6</text:p>
          </table:table-cell>
          <table:table-cell table:style-name="ce19" table:formula="of:=[.G26]+[.B27]" office:value-type="float" office:value="43.67">
            <text:p>43.6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04">
            <text:p>Do 04.Nov 10</text:p>
          </table:table-cell>
          <table:table-cell table:style-name="ce9" office:value-type="float" office:value="6.1">
            <text:p>6.10</text:p>
          </table:table-cell>
          <table:table-cell table:style-name="ce14" office:value-type="string">
            <text:p>Kurzes Treffen, Analdia</text:p>
          </table:table-cell>
          <table:table-cell table:number-columns-repeated="2"/>
          <table:table-cell table:style-name="ce19" table:formula="of:=SUM([.B28:.B35])" office:value-type="float" office:value="11.1">
            <text:p>11.1</text:p>
          </table:table-cell>
          <table:table-cell table:style-name="ce19" table:formula="of:=[.G27]+[.B28]" office:value-type="float" office:value="49.77">
            <text:p>49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05">
            <text:p>Fr 05.Nov 10</text:p>
          </table:table-cell>
          <table:table-cell table:style-name="ce9" office:value-type="float" office:value="1.4">
            <text:p>1.40</text:p>
          </table:table-cell>
          <table:table-cell table:style-name="ce14" office:value-type="string">
            <text:p>analdia, webupdate</text:p>
          </table:table-cell>
          <table:table-cell table:number-columns-repeated="2"/>
          <table:table-cell table:style-name="ce19" table:formula="of:=SUM([.B29:.B36])" office:value-type="float" office:value="5">
            <text:p>5</text:p>
          </table:table-cell>
          <table:table-cell table:style-name="ce19" table:formula="of:=[.G28]+[.B29]" office:value-type="float" office:value="51.17">
            <text:p>51.1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06">
            <text:p>Sa 06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30:.B37])" office:value-type="float" office:value="3.6">
            <text:p>3.6</text:p>
          </table:table-cell>
          <table:table-cell table:style-name="ce19" table:formula="of:=[.G29]+[.B30]" office:value-type="float" office:value="51.17">
            <text:p>51.1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07">
            <text:p>So 07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31:.B38])" office:value-type="float" office:value="3.6">
            <text:p>3.6</text:p>
          </table:table-cell>
          <table:table-cell table:style-name="ce19" table:formula="of:=[.G30]+[.B31]" office:value-type="float" office:value="51.17">
            <text:p>51.17</text:p>
          </table:table-cell>
          <table:table-cell/>
          <table:table-cell table:style-name="ce10" table:number-columns-repeated="1016"/>
        </table:table-row>
        <table:table-row table:style-name="ro4">
          <table:table-cell table:style-name="ce4" office:value-type="date" office:date-value="2010-11-08">
            <text:p>Mo 08.Nov 10</text:p>
          </table:table-cell>
          <table:table-cell table:style-name="ce9" office:value-type="float" office:value="3.6">
            <text:p>3.60</text:p>
          </table:table-cell>
          <table:table-cell table:style-name="ce14" office:value-type="string">
            <text:p>Entwdia, Prototyp</text:p>
          </table:table-cell>
          <table:table-cell table:number-columns-repeated="2"/>
          <table:table-cell table:style-name="ce19" table:formula="of:=SUM([.B32:.B39])" office:value-type="float" office:value="3.6">
            <text:p>3.6</text:p>
          </table:table-cell>
          <table:table-cell table:style-name="ce19" table:formula="of:=[.G31]+[.B32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09">
            <text:p>Di 09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33:.B40])" office:value-type="float" office:value="0">
            <text:p>0</text:p>
          </table:table-cell>
          <table:table-cell table:style-name="ce19" table:formula="of:=[.G32]+[.B33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10">
            <text:p>Mi 10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34:.B41])" office:value-type="float" office:value="0">
            <text:p>0</text:p>
          </table:table-cell>
          <table:table-cell table:style-name="ce19" table:formula="of:=[.G33]+[.B34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11">
            <text:p>Do 11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35:.B42])" office:value-type="float" office:value="0">
            <text:p>0</text:p>
          </table:table-cell>
          <table:table-cell table:style-name="ce19" table:formula="of:=[.G34]+[.B35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12">
            <text:p>Fr 12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36:.B43])" office:value-type="float" office:value="0">
            <text:p>0</text:p>
          </table:table-cell>
          <table:table-cell table:style-name="ce19" table:formula="of:=[.G35]+[.B36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13">
            <text:p>Sa 13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37:.B44])" office:value-type="float" office:value="0">
            <text:p>0</text:p>
          </table:table-cell>
          <table:table-cell table:style-name="ce19" table:formula="of:=[.G36]+[.B37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14">
            <text:p>So 14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38:.B45])" office:value-type="float" office:value="0">
            <text:p>0</text:p>
          </table:table-cell>
          <table:table-cell table:style-name="ce19" table:formula="of:=[.G37]+[.B38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15">
            <text:p>Mo 15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39:.B46])" office:value-type="float" office:value="0">
            <text:p>0</text:p>
          </table:table-cell>
          <table:table-cell table:style-name="ce19" table:formula="of:=[.G38]+[.B39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16">
            <text:p>Di 16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40:.B47])" office:value-type="float" office:value="0">
            <text:p>0</text:p>
          </table:table-cell>
          <table:table-cell table:style-name="ce19" table:formula="of:=[.G39]+[.B40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17">
            <text:p>Mi 17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41:.B48])" office:value-type="float" office:value="0">
            <text:p>0</text:p>
          </table:table-cell>
          <table:table-cell table:style-name="ce19" table:formula="of:=[.G40]+[.B41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18">
            <text:p>Do 18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42:.B49])" office:value-type="float" office:value="0">
            <text:p>0</text:p>
          </table:table-cell>
          <table:table-cell table:style-name="ce19" table:formula="of:=[.G41]+[.B42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19">
            <text:p>Fr 19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43:.B50])" office:value-type="float" office:value="0">
            <text:p>0</text:p>
          </table:table-cell>
          <table:table-cell table:style-name="ce19" table:formula="of:=[.G42]+[.B43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20">
            <text:p>Sa 20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44:.B51])" office:value-type="float" office:value="0">
            <text:p>0</text:p>
          </table:table-cell>
          <table:table-cell table:style-name="ce19" table:formula="of:=[.G43]+[.B44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21">
            <text:p>So 21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45:.B52])" office:value-type="float" office:value="0">
            <text:p>0</text:p>
          </table:table-cell>
          <table:table-cell table:style-name="ce19" table:formula="of:=[.G44]+[.B45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22">
            <text:p>Mo 22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46:.B53])" office:value-type="float" office:value="0">
            <text:p>0</text:p>
          </table:table-cell>
          <table:table-cell table:style-name="ce19" table:formula="of:=[.G45]+[.B46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23">
            <text:p>Di 23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47:.B54])" office:value-type="float" office:value="0">
            <text:p>0</text:p>
          </table:table-cell>
          <table:table-cell table:style-name="ce19" table:formula="of:=[.G46]+[.B47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24">
            <text:p>Mi 24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48:.B55])" office:value-type="float" office:value="0">
            <text:p>0</text:p>
          </table:table-cell>
          <table:table-cell table:style-name="ce19" table:formula="of:=[.G47]+[.B48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25">
            <text:p>Do 25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49:.B56])" office:value-type="float" office:value="0">
            <text:p>0</text:p>
          </table:table-cell>
          <table:table-cell table:style-name="ce19" table:formula="of:=[.G48]+[.B49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26">
            <text:p>Fr 26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50:.B57])" office:value-type="float" office:value="0">
            <text:p>0</text:p>
          </table:table-cell>
          <table:table-cell table:style-name="ce19" table:formula="of:=[.G49]+[.B50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27">
            <text:p>Sa 27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51:.B58])" office:value-type="float" office:value="0">
            <text:p>0</text:p>
          </table:table-cell>
          <table:table-cell table:style-name="ce19" table:formula="of:=[.G50]+[.B51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28">
            <text:p>So 28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52:.B59])" office:value-type="float" office:value="0">
            <text:p>0</text:p>
          </table:table-cell>
          <table:table-cell table:style-name="ce19" table:formula="of:=[.G51]+[.B52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29">
            <text:p>Mo 29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53:.B60])" office:value-type="float" office:value="0">
            <text:p>0</text:p>
          </table:table-cell>
          <table:table-cell table:style-name="ce19" table:formula="of:=[.G52]+[.B53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30">
            <text:p>Di 30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54:.B61])" office:value-type="float" office:value="0">
            <text:p>0</text:p>
          </table:table-cell>
          <table:table-cell table:style-name="ce19" table:formula="of:=[.G53]+[.B54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01">
            <text:p>Mi 01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55:.B62])" office:value-type="float" office:value="0">
            <text:p>0</text:p>
          </table:table-cell>
          <table:table-cell table:style-name="ce19" table:formula="of:=[.G54]+[.B55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02">
            <text:p>Do 02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56:.B63])" office:value-type="float" office:value="0">
            <text:p>0</text:p>
          </table:table-cell>
          <table:table-cell table:style-name="ce19" table:formula="of:=[.G55]+[.B56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03">
            <text:p>Fr 03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57:.B64])" office:value-type="float" office:value="0">
            <text:p>0</text:p>
          </table:table-cell>
          <table:table-cell table:style-name="ce19" table:formula="of:=[.G56]+[.B57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04">
            <text:p>Sa 04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58:.B65])" office:value-type="float" office:value="0">
            <text:p>0</text:p>
          </table:table-cell>
          <table:table-cell table:style-name="ce19" table:formula="of:=[.G57]+[.B58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05">
            <text:p>So 05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59:.B66])" office:value-type="float" office:value="0">
            <text:p>0</text:p>
          </table:table-cell>
          <table:table-cell table:style-name="ce19" table:formula="of:=[.G58]+[.B59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06">
            <text:p>Mo 06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60:.B67])" office:value-type="float" office:value="0">
            <text:p>0</text:p>
          </table:table-cell>
          <table:table-cell table:style-name="ce19" table:formula="of:=[.G59]+[.B60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07">
            <text:p>Di 07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61:.B68])" office:value-type="float" office:value="0">
            <text:p>0</text:p>
          </table:table-cell>
          <table:table-cell table:style-name="ce19" table:formula="of:=[.G60]+[.B61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08">
            <text:p>Mi 08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62:.B69])" office:value-type="float" office:value="0">
            <text:p>0</text:p>
          </table:table-cell>
          <table:table-cell table:style-name="ce19" table:formula="of:=[.G61]+[.B62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09">
            <text:p>Do 09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63:.B70])" office:value-type="float" office:value="0">
            <text:p>0</text:p>
          </table:table-cell>
          <table:table-cell table:style-name="ce19" table:formula="of:=[.G62]+[.B63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10">
            <text:p>Fr 10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64:.B71])" office:value-type="float" office:value="0">
            <text:p>0</text:p>
          </table:table-cell>
          <table:table-cell table:style-name="ce19" table:formula="of:=[.G63]+[.B64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11">
            <text:p>Sa 11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65:.B72])" office:value-type="float" office:value="0">
            <text:p>0</text:p>
          </table:table-cell>
          <table:table-cell table:style-name="ce19" table:formula="of:=[.G64]+[.B65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12">
            <text:p>So 12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66:.B73])" office:value-type="float" office:value="0">
            <text:p>0</text:p>
          </table:table-cell>
          <table:table-cell table:style-name="ce19" table:formula="of:=[.G65]+[.B66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13">
            <text:p>Mo 13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67:.B74])" office:value-type="float" office:value="0">
            <text:p>0</text:p>
          </table:table-cell>
          <table:table-cell table:style-name="ce19" table:formula="of:=[.G66]+[.B67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14">
            <text:p>Di 14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68:.B75])" office:value-type="float" office:value="0">
            <text:p>0</text:p>
          </table:table-cell>
          <table:table-cell table:style-name="ce19" table:formula="of:=[.G67]+[.B68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15">
            <text:p>Mi 15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69:.B76])" office:value-type="float" office:value="0">
            <text:p>0</text:p>
          </table:table-cell>
          <table:table-cell table:style-name="ce19" table:formula="of:=[.G68]+[.B69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16">
            <text:p>Do 16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70:.B77])" office:value-type="float" office:value="0">
            <text:p>0</text:p>
          </table:table-cell>
          <table:table-cell table:style-name="ce19" table:formula="of:=[.G69]+[.B70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17">
            <text:p>Fr 17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71:.B78])" office:value-type="float" office:value="0">
            <text:p>0</text:p>
          </table:table-cell>
          <table:table-cell table:style-name="ce19" table:formula="of:=[.G70]+[.B71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18">
            <text:p>Sa 18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72:.B79])" office:value-type="float" office:value="0">
            <text:p>0</text:p>
          </table:table-cell>
          <table:table-cell table:style-name="ce19" table:formula="of:=[.G71]+[.B72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19">
            <text:p>So 19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73:.B80])" office:value-type="float" office:value="0">
            <text:p>0</text:p>
          </table:table-cell>
          <table:table-cell table:style-name="ce19" table:formula="of:=[.G72]+[.B73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20">
            <text:p>Mo 20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74:.B81])" office:value-type="float" office:value="0">
            <text:p>0</text:p>
          </table:table-cell>
          <table:table-cell table:style-name="ce19" table:formula="of:=[.G73]+[.B74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21">
            <text:p>Di 21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75:.B82])" office:value-type="float" office:value="0">
            <text:p>0</text:p>
          </table:table-cell>
          <table:table-cell table:style-name="ce19" table:formula="of:=[.G74]+[.B75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22">
            <text:p>Mi 22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76:.B83])" office:value-type="float" office:value="0">
            <text:p>0</text:p>
          </table:table-cell>
          <table:table-cell table:style-name="ce19" table:formula="of:=[.G75]+[.B76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23">
            <text:p>Do 23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77:.B84])" office:value-type="float" office:value="0">
            <text:p>0</text:p>
          </table:table-cell>
          <table:table-cell table:style-name="ce19" table:formula="of:=[.G76]+[.B77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24">
            <text:p>Fr 24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78:.B85])" office:value-type="float" office:value="0">
            <text:p>0</text:p>
          </table:table-cell>
          <table:table-cell table:style-name="ce19" table:formula="of:=[.G77]+[.B78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25">
            <text:p>Sa 25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79:.B86])" office:value-type="float" office:value="0">
            <text:p>0</text:p>
          </table:table-cell>
          <table:table-cell table:style-name="ce19" table:formula="of:=[.G78]+[.B79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26">
            <text:p>So 26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80:.B87])" office:value-type="float" office:value="0">
            <text:p>0</text:p>
          </table:table-cell>
          <table:table-cell table:style-name="ce19" table:formula="of:=[.G79]+[.B80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27">
            <text:p>Mo 27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81:.B88])" office:value-type="float" office:value="0">
            <text:p>0</text:p>
          </table:table-cell>
          <table:table-cell table:style-name="ce19" table:formula="of:=[.G80]+[.B81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28">
            <text:p>Di 28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82:.B89])" office:value-type="float" office:value="0">
            <text:p>0</text:p>
          </table:table-cell>
          <table:table-cell table:style-name="ce19" table:formula="of:=[.G81]+[.B82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29">
            <text:p>Mi 29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83:.B90])" office:value-type="float" office:value="0">
            <text:p>0</text:p>
          </table:table-cell>
          <table:table-cell table:style-name="ce19" table:formula="of:=[.G82]+[.B83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30">
            <text:p>Do 30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84:.B91])" office:value-type="float" office:value="0">
            <text:p>0</text:p>
          </table:table-cell>
          <table:table-cell table:style-name="ce19" table:formula="of:=[.G83]+[.B84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31">
            <text:p>Fr 31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85:.B92])" office:value-type="float" office:value="0">
            <text:p>0</text:p>
          </table:table-cell>
          <table:table-cell table:style-name="ce19" table:formula="of:=[.G84]+[.B85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1-01-01">
            <text:p>Sa 01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86:.B93])" office:value-type="float" office:value="0">
            <text:p>0</text:p>
          </table:table-cell>
          <table:table-cell table:style-name="ce19" table:formula="of:=[.G85]+[.B86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1-01-02">
            <text:p>So 02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87:.B94])" office:value-type="float" office:value="0">
            <text:p>0</text:p>
          </table:table-cell>
          <table:table-cell table:style-name="ce19" table:formula="of:=[.G86]+[.B87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1-01-03">
            <text:p>Mo 03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88:.B95])" office:value-type="float" office:value="0">
            <text:p>0</text:p>
          </table:table-cell>
          <table:table-cell table:style-name="ce19" table:formula="of:=[.G87]+[.B88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1-01-04">
            <text:p>Di 04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89:.B96])" office:value-type="float" office:value="0">
            <text:p>0</text:p>
          </table:table-cell>
          <table:table-cell table:style-name="ce19" table:formula="of:=[.G88]+[.B89]" office:value-type="float" office:value="54.77">
            <text:p>54.77</text:p>
          </table:table-cell>
          <table:table-cell table:number-columns-repeated="1017"/>
        </table:table-row>
        <table:table-row table:style-name="ro2">
          <table:table-cell table:style-name="ce4" office:value-type="date" office:date-value="2011-01-05">
            <text:p>Mi 05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90:.B97])" office:value-type="float" office:value="0">
            <text:p>0</text:p>
          </table:table-cell>
          <table:table-cell table:style-name="ce19" table:formula="of:=[.G89]+[.B90]" office:value-type="float" office:value="54.77">
            <text:p>54.77</text:p>
          </table:table-cell>
          <table:table-cell table:number-columns-repeated="1017"/>
        </table:table-row>
        <table:table-row table:style-name="ro2">
          <table:table-cell table:style-name="ce4" office:value-type="date" office:date-value="2011-01-06">
            <text:p>Do 06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91:.B98])" office:value-type="float" office:value="0">
            <text:p>0</text:p>
          </table:table-cell>
          <table:table-cell table:style-name="ce19" table:formula="of:=[.G90]+[.B91]" office:value-type="float" office:value="54.77">
            <text:p>54.77</text:p>
          </table:table-cell>
          <table:table-cell table:number-columns-repeated="1017"/>
        </table:table-row>
        <table:table-row table:style-name="ro2">
          <table:table-cell table:style-name="ce4" office:value-type="date" office:date-value="2011-01-07">
            <text:p>Fr 07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92:.B99])" office:value-type="float" office:value="0">
            <text:p>0</text:p>
          </table:table-cell>
          <table:table-cell table:style-name="ce19" table:formula="of:=[.G91]+[.B92]" office:value-type="float" office:value="54.77">
            <text:p>54.77</text:p>
          </table:table-cell>
          <table:table-cell table:number-columns-repeated="1017"/>
        </table:table-row>
        <table:table-row table:style-name="ro2">
          <table:table-cell table:style-name="ce4" office:value-type="date" office:date-value="2011-01-08">
            <text:p>Sa 08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93:.B100])" office:value-type="float" office:value="0">
            <text:p>0</text:p>
          </table:table-cell>
          <table:table-cell table:style-name="ce19" table:formula="of:=[.G92]+[.B93]" office:value-type="float" office:value="54.77">
            <text:p>54.77</text:p>
          </table:table-cell>
          <table:table-cell table:number-columns-repeated="1017"/>
        </table:table-row>
        <table:table-row table:style-name="ro2">
          <table:table-cell table:style-name="ce4" office:value-type="date" office:date-value="2011-01-09">
            <text:p>So 09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94:.B101])" office:value-type="float" office:value="0">
            <text:p>0</text:p>
          </table:table-cell>
          <table:table-cell table:style-name="ce19" table:formula="of:=[.G93]+[.B94]" office:value-type="float" office:value="54.77">
            <text:p>54.77</text:p>
          </table:table-cell>
          <table:table-cell table:number-columns-repeated="1017"/>
        </table:table-row>
        <table:table-row table:style-name="ro2">
          <table:table-cell table:style-name="ce4" office:value-type="date" office:date-value="2011-01-10">
            <text:p>Mo 10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95:.B102])" office:value-type="float" office:value="0">
            <text:p>0</text:p>
          </table:table-cell>
          <table:table-cell table:style-name="ce19" table:formula="of:=[.G94]+[.B95]" office:value-type="float" office:value="54.77">
            <text:p>54.77</text:p>
          </table:table-cell>
          <table:table-cell table:number-columns-repeated="1017"/>
        </table:table-row>
        <table:table-row table:style-name="ro2">
          <table:table-cell table:style-name="ce4" office:value-type="date" office:date-value="2011-01-11">
            <text:p>Di 11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96:.B103])" office:value-type="float" office:value="0">
            <text:p>0</text:p>
          </table:table-cell>
          <table:table-cell table:style-name="ce19" table:formula="of:=[.G95]+[.B96]" office:value-type="float" office:value="54.77">
            <text:p>54.77</text:p>
          </table:table-cell>
          <table:table-cell table:number-columns-repeated="1017"/>
        </table:table-row>
        <table:table-row table:style-name="ro2">
          <table:table-cell table:style-name="ce4" office:value-type="date" office:date-value="2011-01-12">
            <text:p>Mi 12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97:.B104])" office:value-type="float" office:value="0">
            <text:p>0</text:p>
          </table:table-cell>
          <table:table-cell table:style-name="ce19" table:formula="of:=[.G96]+[.B97]" office:value-type="float" office:value="54.77">
            <text:p>54.77</text:p>
          </table:table-cell>
          <table:table-cell table:number-columns-repeated="1017"/>
        </table:table-row>
        <table:table-row table:style-name="ro2">
          <table:table-cell table:style-name="ce4" office:value-type="date" office:date-value="2011-01-13">
            <text:p>Do 13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98:.B105])" office:value-type="float" office:value="0">
            <text:p>0</text:p>
          </table:table-cell>
          <table:table-cell table:style-name="ce19" table:formula="of:=[.G97]+[.B98]" office:value-type="float" office:value="54.77">
            <text:p>54.77</text:p>
          </table:table-cell>
          <table:table-cell table:number-columns-repeated="1017"/>
        </table:table-row>
        <table:table-row table:style-name="ro2">
          <table:table-cell table:style-name="ce4" office:value-type="date" office:date-value="2011-01-14">
            <text:p>Fr 14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99:.B106])" office:value-type="float" office:value="0">
            <text:p>0</text:p>
          </table:table-cell>
          <table:table-cell table:style-name="ce19" table:formula="of:=[.G98]+[.B99]" office:value-type="float" office:value="54.77">
            <text:p>54.77</text:p>
          </table:table-cell>
          <table:table-cell table:number-columns-repeated="1017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2">
        <table:table-column table:style-name="co6" table:number-columns-repeated="1024" table:default-cell-style-name="ce22"/>
        <table:table-row table:style-name="ro2">
          <table:table-cell>
            <draw:frame table:end-cell-address="Tabelle2.N19" table:end-x="0.8205in" table:end-y="0.0563in" draw:z-index="0" draw:style-name="gr1" svg:width="11.613in" svg:height="3.5429in" svg:x="0in" svg:y="0in">
              <draw:object draw:notify-on-update-of-ranges="Tabelle1.A4:Tabelle1.A99 Tabelle1.B4:Tabelle1.B99" xlink:href="./Object 1" xlink:type="simple" xlink:show="embed" xlink:actuate="onLoad"/>
              <draw:image xlink:href="./ObjectReplacements/Object 1" xlink:type="simple" xlink:show="embed" xlink:actuate="onLoad"/>
              <svg:title>Arbeitszeit/Tag</svg:title>
            </draw:frame>
          </table:table-cell>
          <table:table-cell table:number-columns-repeated="1023"/>
        </table:table-row>
        <table:table-row table:style-name="ro2" table:number-rows-repeated="17">
          <table:table-cell table:number-columns-repeated="1024"/>
        </table:table-row>
        <table:table-row table:style-name="ro2">
          <table:table-cell>
            <draw:frame table:end-cell-address="Tabelle2.O37" table:end-x="0.0102in" table:end-y="0.1319in" draw:z-index="1" draw:style-name="gr1" svg:width="11.6331in" svg:height="3.5429in" svg:x="0in" svg:y="0.076in">
              <draw:object draw:notify-on-update-of-ranges="Tabelle1.A4:Tabelle1.A99 Tabelle1.F4:Tabelle1.F9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7">
          <table:table-cell table:number-columns-repeated="1024"/>
        </table:table-row>
        <table:table-row table:style-name="ro2">
          <table:table-cell>
            <draw:frame table:end-cell-address="Tabelle2.N56" table:end-x="0.8303in" table:end-y="0.035in" draw:z-index="2" draw:style-name="gr1" svg:width="11.6228in" svg:height="3.5429in" svg:x="0in" svg:y="0.1728in">
              <draw:object draw:notify-on-update-of-ranges="Tabelle1.A4:Tabelle1.A99 Tabelle1.G4:Tabelle1.G9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2">
        <table:table-column table:style-name="co6" table:number-columns-repeated="1024" table:default-cell-style-name="ce22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.</number:text>
      <number:month number:style="long"/>
      <number:text>.</number:text>
      <number:year number:style="long"/>
    </number:date-style>
    <number:date-style style:name="N118" number:title="User-defined">
      <number:day number:style="long"/>
      <number:text>:</number:text>
      <number:hours number:style="long"/>
      <number:text>:</number:text>
      <number:minutes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usgabe" style:family="table-cell" style:parent-style-name="Default" style:data-style-name="N0">
      <style:table-cell-properties fo:background-color="#f2f2f2" fo:border="0.0008in solid #3f3f3f"/>
      <style:text-properties fo:color="#3f3f3f" fo:font-weight="bold" style:font-weight-asian="bold" style:font-weight-complex="bold"/>
    </style:style>
    <style:style style:name="Berechnung" style:family="table-cell" style:parent-style-name="Default" style:data-style-name="N0">
      <style:table-cell-properties fo:background-color="#f2f2f2" fo:border="0.0008in solid #7f7f7f"/>
      <style:text-properties fo:color="#fa7d00" fo:font-weight="bold" style:font-weight-asian="bold" style:font-weight-complex="bold"/>
    </style:style>
    <style:style style:name="Zelle_20_überprüfen" style:display-name="Zelle überprüfen" style:family="table-cell" style:parent-style-name="Default" style:data-style-name="N0">
      <style:table-cell-properties fo:background-color="#a5a5a5" fo:border="0.0154in double #3f3f3f" style:border-line-width="0.0008in 0.0138in 0.0008in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9">11/09/2010</text:date>, <text:time>17:3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OpenOffice.org_project/330m9$Build-1</meta:generator>
    <meta:creation-date>2010-11-09T17:32:40</meta:creation-date>
    <meta:editing-duration>P0D</meta:editing-duration>
    <meta:editing-cycles>1</meta:editing-cycles>
    <meta:document-statistic meta:table-count="3" meta:cell-count="41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css3t="http://www.w3.org/TR/css3-text/" office:version="1.2" grddl:transformation="http://docs.oasis-open.org/office/1.2/xslt/odf2rdf.xsl">
  <office:automatic-styles>
    <number:number-style style:name="N2">
      <number:number number:decimal-places="2" number:min-integer-digits="1"/>
    </number:number-style>
    <number:date-style style:name="N5031" number:language="de" number:country="DE">
      <number:day-of-week/>
      <number:text> </number:text>
      <number:day number:style="long"/>
      <number:text>.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spline-order="3" chart:sort-by-x-values="true" chart:right-angled-axes="true"/>
    </style:style>
    <style:style style:name="ch4" style:family="chart" style:data-style-name="N503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498cm" svg:height="9cm" xlink:href=".." xlink:type="simple" chart:class="chart:scatter" chart:style-name="ch1">
        <chart:legend chart:legend-position="end" svg:x="27.181cm" svg:y="4.205cm" chart:style-name="ch2"/>
        <chart:plot-area chart:style-name="ch3" table:cell-range-address="Tabelle1.A4:Tabelle1.B99" svg:x="1.037cm" svg:y="0.855cm" svg:width="27cm" svg:height="7.542cm">
          <chartooo:coordinate-region svg:x="2.083cm" svg:y="1.054cm" svg:width="24.921cm" svg:height="6.6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B4:Tabelle1.B99" chart:class="chart:scatter">
            <chart:domain table:cell-range-address="Tabelle1.A4:Tabelle1.A99"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462">
                <text:p>40462</text:p>
                <draw:g>
                  <svg:desc>Tabelle1.A4:Tabelle1.A99</svg:desc>
                </draw:g>
              </table:table-cell>
              <table:table-cell office:value-type="float" office:value="0">
                <text:p>0</text:p>
                <draw:g>
                  <svg:desc>Tabelle1.B4:Tabelle1.B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463">
                <text:p>40463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4">
                <text:p>40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465">
                <text:p>40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466">
                <text:p>40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467">
                <text:p>40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468">
                <text:p>40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469">
                <text:p>40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470">
                <text:p>40470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471">
                <text:p>40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472">
                <text:p>40472</text:p>
              </table:table-cell>
              <table:table-cell office:value-type="float" office:value="6.33">
                <text:p>6.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473">
                <text:p>404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474">
                <text:p>404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475">
                <text:p>404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476">
                <text:p>40476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477">
                <text:p>4047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478">
                <text:p>4047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479">
                <text:p>40479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480">
                <text:p>404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481">
                <text:p>40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482">
                <text:p>4048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483">
                <text:p>40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484">
                <text:p>40484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485">
                <text:p>4048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486">
                <text:p>4048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487">
                <text:p>40487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488">
                <text:p>40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489">
                <text:p>40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490">
                <text:p>4049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491">
                <text:p>40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492">
                <text:p>40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493">
                <text:p>40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494">
                <text:p>40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495">
                <text:p>40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496">
                <text:p>40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497">
                <text:p>40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498">
                <text:p>40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499">
                <text:p>40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500">
                <text:p>40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501">
                <text:p>40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502">
                <text:p>40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503">
                <text:p>40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504">
                <text:p>40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505">
                <text:p>40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506">
                <text:p>40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507">
                <text:p>40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508">
                <text:p>40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509">
                <text:p>40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510">
                <text:p>40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511">
                <text:p>40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512">
                <text:p>40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513">
                <text:p>40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514">
                <text:p>40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515">
                <text:p>40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516">
                <text:p>40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517">
                <text:p>40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518">
                <text:p>40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519">
                <text:p>40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520">
                <text:p>40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521">
                <text:p>40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522">
                <text:p>40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523">
                <text:p>40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524">
                <text:p>40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525">
                <text:p>40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0526">
                <text:p>40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527">
                <text:p>40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0528">
                <text:p>40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529">
                <text:p>40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530">
                <text:p>40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531">
                <text:p>40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532">
                <text:p>40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533">
                <text:p>40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534">
                <text:p>40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535">
                <text:p>40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536">
                <text:p>40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537">
                <text:p>40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538">
                <text:p>40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539">
                <text:p>40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540">
                <text:p>40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541">
                <text:p>40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542">
                <text:p>40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43">
                <text:p>40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544">
                <text:p>40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545">
                <text:p>40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546">
                <text:p>40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547">
                <text:p>40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548">
                <text:p>40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549">
                <text:p>40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550">
                <text:p>40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551">
                <text:p>40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552">
                <text:p>40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553">
                <text:p>40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554">
                <text:p>40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555">
                <text:p>40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0556">
                <text:p>40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557">
                <text:p>4055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OpenOffice.org_project/330m9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date-style style:name="N5031" number:language="de" number:country="DE">
      <number:day-of-week/>
      <number:text> </number:text>
      <number:day number:style="long"/>
      <number:text>.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spline-order="3" chart:sort-by-x-values="true" chart:right-angled-axes="true"/>
    </style:style>
    <style:style style:name="ch4" style:family="chart" style:data-style-name="N503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549cm" svg:height="9cm" xlink:href=".." xlink:type="simple" chart:class="chart:scatter" chart:style-name="ch1">
        <chart:legend chart:legend-position="end" svg:x="27.258cm" svg:y="4.205cm" chart:style-name="ch2"/>
        <chart:plot-area chart:style-name="ch3" table:cell-range-address="Tabelle1.A4:Tabelle1.A99 Tabelle1.F4:Tabelle1.F99" svg:x="1.039cm" svg:y="0.855cm" svg:width="26.998cm" svg:height="7.542cm">
          <chartooo:coordinate-region svg:x="2.084cm" svg:y="1.054cm" svg:width="24.919cm" svg:height="6.6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F4:Tabelle1.F99" chart:class="chart:scatter">
            <chart:domain table:cell-range-address="Tabelle1.A4:Tabelle1.A99"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462">
                <text:p>40462</text:p>
                <draw:g>
                  <svg:desc>Tabelle1.A4:Tabelle1.A99</svg:desc>
                </draw:g>
              </table:table-cell>
              <table:table-cell office:value-type="float" office:value="1.67">
                <text:p>1.67</text:p>
                <draw:g>
                  <svg:desc>Tabelle1.F4:Tabelle1.F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463">
                <text:p>40463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4">
                <text:p>4046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465">
                <text:p>40465</text:p>
              </table:table-cell>
              <table:table-cell office:value-type="float" office:value="7.49">
                <text:p>7.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466">
                <text:p>40466</text:p>
              </table:table-cell>
              <table:table-cell office:value-type="float" office:value="11.49">
                <text:p>11.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467">
                <text:p>40467</text:p>
              </table:table-cell>
              <table:table-cell office:value-type="float" office:value="15.49">
                <text:p>15.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468">
                <text:p>40468</text:p>
              </table:table-cell>
              <table:table-cell office:value-type="float" office:value="16.49">
                <text:p>16.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469">
                <text:p>40469</text:p>
              </table:table-cell>
              <table:table-cell office:value-type="float" office:value="20.82">
                <text:p>20.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470">
                <text:p>40470</text:p>
              </table:table-cell>
              <table:table-cell office:value-type="float" office:value="22.08">
                <text:p>22.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471">
                <text:p>40471</text:p>
              </table:table-cell>
              <table:table-cell office:value-type="float" office:value="21.42">
                <text:p>21.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472">
                <text:p>40472</text:p>
              </table:table-cell>
              <table:table-cell office:value-type="float" office:value="24.91">
                <text:p>24.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473">
                <text:p>40473</text:p>
              </table:table-cell>
              <table:table-cell office:value-type="float" office:value="23.58">
                <text:p>23.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474">
                <text:p>40474</text:p>
              </table:table-cell>
              <table:table-cell office:value-type="float" office:value="20.58">
                <text:p>20.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475">
                <text:p>40475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476">
                <text:p>40476</text:p>
              </table:table-cell>
              <table:table-cell office:value-type="float" office:value="15.83">
                <text:p>15.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477">
                <text:p>40477</text:p>
              </table:table-cell>
              <table:table-cell office:value-type="float" office:value="17.68">
                <text:p>17.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478">
                <text:p>40478</text:p>
              </table:table-cell>
              <table:table-cell office:value-type="float" office:value="19.92">
                <text:p>19.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479">
                <text:p>40479</text:p>
              </table:table-cell>
              <table:table-cell office:value-type="float" office:value="25.52">
                <text:p>25.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480">
                <text:p>40480</text:p>
              </table:table-cell>
              <table:table-cell office:value-type="float" office:value="23.43">
                <text:p>23.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481">
                <text:p>40481</text:p>
              </table:table-cell>
              <table:table-cell office:value-type="float" office:value="18.43">
                <text:p>18.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482">
                <text:p>40482</text:p>
              </table:table-cell>
              <table:table-cell office:value-type="float" office:value="17.43">
                <text:p>17.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483">
                <text:p>40483</text:p>
              </table:table-cell>
              <table:table-cell office:value-type="float" office:value="20.78">
                <text:p>20.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484">
                <text:p>40484</text:p>
              </table:table-cell>
              <table:table-cell office:value-type="float" office:value="20.78">
                <text:p>20.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485">
                <text:p>40485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486">
                <text:p>40486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487">
                <text:p>404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488">
                <text:p>40488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489">
                <text:p>4048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490">
                <text:p>4049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491">
                <text:p>40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492">
                <text:p>40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493">
                <text:p>40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494">
                <text:p>40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495">
                <text:p>40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496">
                <text:p>40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497">
                <text:p>40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498">
                <text:p>40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499">
                <text:p>40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500">
                <text:p>40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501">
                <text:p>40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502">
                <text:p>40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503">
                <text:p>40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504">
                <text:p>40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505">
                <text:p>40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506">
                <text:p>40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507">
                <text:p>40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508">
                <text:p>40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509">
                <text:p>40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510">
                <text:p>40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511">
                <text:p>40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512">
                <text:p>40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513">
                <text:p>40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514">
                <text:p>40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515">
                <text:p>40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516">
                <text:p>40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517">
                <text:p>40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518">
                <text:p>40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519">
                <text:p>40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520">
                <text:p>40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521">
                <text:p>40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522">
                <text:p>40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523">
                <text:p>40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524">
                <text:p>40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525">
                <text:p>40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0526">
                <text:p>40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527">
                <text:p>40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0528">
                <text:p>40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529">
                <text:p>40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530">
                <text:p>40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531">
                <text:p>40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532">
                <text:p>40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533">
                <text:p>40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534">
                <text:p>40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535">
                <text:p>40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536">
                <text:p>40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537">
                <text:p>40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538">
                <text:p>40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539">
                <text:p>40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540">
                <text:p>40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541">
                <text:p>40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542">
                <text:p>40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43">
                <text:p>40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544">
                <text:p>40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545">
                <text:p>40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546">
                <text:p>40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547">
                <text:p>40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548">
                <text:p>40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549">
                <text:p>40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550">
                <text:p>40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551">
                <text:p>40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552">
                <text:p>40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553">
                <text:p>40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554">
                <text:p>40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555">
                <text:p>40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0556">
                <text:p>40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557">
                <text:p>4055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OpenOffice.org_project/330m9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date-style style:name="N5031" number:language="de" number:country="DE">
      <number:day-of-week/>
      <number:text> </number:text>
      <number:day number:style="long"/>
      <number:text>.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spline-order="3" chart:right-angled-axes="true"/>
    </style:style>
    <style:style style:name="ch4" style:family="chart" style:data-style-name="N503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523cm" svg:height="9cm" xlink:href=".." xlink:type="simple" chart:class="chart:scatter" chart:style-name="ch1">
        <chart:legend chart:legend-position="end" svg:x="27.179cm" svg:y="4.205cm" chart:style-name="ch2"/>
        <chart:plot-area chart:style-name="ch3" table:cell-range-address="Tabelle1.A4:Tabelle1.A99 Tabelle1.G4:Tabelle1.G99" svg:x="1.04cm" svg:y="0.855cm" svg:width="27.049cm" svg:height="7.544cm">
          <chartooo:coordinate-region svg:x="2.085cm" svg:y="1.054cm" svg:width="24.97cm" svg:height="6.6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G4:Tabelle1.G99" chart:class="chart:scatter">
            <chart:domain table:cell-range-address="Tabelle1.A4:Tabelle1.A99"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462">
                <text:p>40462</text:p>
                <draw:g>
                  <svg:desc>Tabelle1.A4:Tabelle1.A99</svg:desc>
                </draw:g>
              </table:table-cell>
              <table:table-cell office:value-type="float" office:value="0">
                <text:p>0</text:p>
                <draw:g>
                  <svg:desc>Tabelle1.G4:Tabelle1.G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463">
                <text:p>40463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4">
                <text:p>40464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465">
                <text:p>40465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466">
                <text:p>40466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467">
                <text:p>40467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468">
                <text:p>40468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469">
                <text:p>40469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470">
                <text:p>40470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471">
                <text:p>40471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472">
                <text:p>40472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473">
                <text:p>40473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474">
                <text:p>40474</text:p>
              </table:table-cell>
              <table:table-cell office:value-type="float" office:value="17.16">
                <text:p>17.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475">
                <text:p>40475</text:p>
              </table:table-cell>
              <table:table-cell office:value-type="float" office:value="18.16">
                <text:p>18.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476">
                <text:p>40476</text:p>
              </table:table-cell>
              <table:table-cell office:value-type="float" office:value="22.49">
                <text:p>22.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477">
                <text:p>40477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478">
                <text:p>40478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479">
                <text:p>40479</text:p>
              </table:table-cell>
              <table:table-cell office:value-type="float" office:value="27.74">
                <text:p>27.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480">
                <text:p>40480</text:p>
              </table:table-cell>
              <table:table-cell office:value-type="float" office:value="32.74">
                <text:p>32.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481">
                <text:p>40481</text:p>
              </table:table-cell>
              <table:table-cell office:value-type="float" office:value="33.74">
                <text:p>33.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482">
                <text:p>40482</text:p>
              </table:table-cell>
              <table:table-cell office:value-type="float" office:value="33.99">
                <text:p>33.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483">
                <text:p>40483</text:p>
              </table:table-cell>
              <table:table-cell office:value-type="float" office:value="33.99">
                <text:p>33.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484">
                <text:p>40484</text:p>
              </table:table-cell>
              <table:table-cell office:value-type="float" office:value="40.17">
                <text:p>40.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485">
                <text:p>40485</text:p>
              </table:table-cell>
              <table:table-cell office:value-type="float" office:value="43.67">
                <text:p>43.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486">
                <text:p>40486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487">
                <text:p>40487</text:p>
              </table:table-cell>
              <table:table-cell office:value-type="float" office:value="51.17">
                <text:p>51.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488">
                <text:p>40488</text:p>
              </table:table-cell>
              <table:table-cell office:value-type="float" office:value="51.17">
                <text:p>51.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489">
                <text:p>40489</text:p>
              </table:table-cell>
              <table:table-cell office:value-type="float" office:value="51.17">
                <text:p>51.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490">
                <text:p>40490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491">
                <text:p>40491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492">
                <text:p>40492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493">
                <text:p>40493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494">
                <text:p>40494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495">
                <text:p>40495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496">
                <text:p>40496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497">
                <text:p>40497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498">
                <text:p>40498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499">
                <text:p>40499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500">
                <text:p>40500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501">
                <text:p>40501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502">
                <text:p>40502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503">
                <text:p>40503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504">
                <text:p>40504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505">
                <text:p>40505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506">
                <text:p>40506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507">
                <text:p>40507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508">
                <text:p>40508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509">
                <text:p>40509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510">
                <text:p>40510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511">
                <text:p>40511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512">
                <text:p>40512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513">
                <text:p>40513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514">
                <text:p>40514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515">
                <text:p>40515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516">
                <text:p>40516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517">
                <text:p>40517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518">
                <text:p>40518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519">
                <text:p>40519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520">
                <text:p>40520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521">
                <text:p>40521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522">
                <text:p>40522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523">
                <text:p>40523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524">
                <text:p>40524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525">
                <text:p>40525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0526">
                <text:p>40526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527">
                <text:p>40527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0528">
                <text:p>40528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529">
                <text:p>40529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530">
                <text:p>40530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531">
                <text:p>40531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532">
                <text:p>40532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533">
                <text:p>40533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534">
                <text:p>40534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535">
                <text:p>40535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536">
                <text:p>40536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537">
                <text:p>40537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538">
                <text:p>40538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539">
                <text:p>40539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540">
                <text:p>40540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541">
                <text:p>40541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542">
                <text:p>40542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43">
                <text:p>40543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544">
                <text:p>40544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545">
                <text:p>40545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546">
                <text:p>40546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547">
                <text:p>40547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548">
                <text:p>40548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549">
                <text:p>40549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550">
                <text:p>40550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551">
                <text:p>40551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552">
                <text:p>40552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553">
                <text:p>40553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554">
                <text:p>40554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555">
                <text:p>40555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0556">
                <text:p>40556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557">
                <text:p>40557</text:p>
              </table:table-cell>
              <table:table-cell office:value-type="float" office:value="54.77">
                <text:p>54.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OpenOffice.org_project/330m9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